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style:text-position="super 66.6%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P5" style:parent-style-name="Normal" style:family="paragraph">
      <style:text-properties fo:font-weight="bold" style:font-weight-asian="bold" style:font-weight-complex="bold"/>
    </style:style>
    <style:style style:name="P6" style:parent-style-name="Normal" style:list-style-name="LFO1" style:family="paragraph"/>
    <style:style style:name="T7" style:parent-style-name="DefaultParagraphFont" style:family="text">
      <style:text-properties fo:font-weight="bold" style:font-weight-asian="bold" style:font-weight-complex="bold"/>
    </style:style>
    <style:style style:name="P8" style:parent-style-name="Normal" style:list-style-name="LFO1" style:family="paragraph"/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style:text-position="super 66.6%"/>
    </style:style>
    <style:style style:name="P11" style:parent-style-name="Normal" style:list-style-name="LFO1" style:family="paragraph"/>
    <style:style style:name="T12" style:parent-style-name="DefaultParagraphFont" style:family="text">
      <style:text-properties fo:font-weight="bold" style:font-weight-asian="bold" style:font-weight-complex="bold"/>
    </style:style>
    <style:style style:name="P13" style:parent-style-name="Normal" style:list-style-name="LFO1" style:family="paragraph"/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P16" style:parent-style-name="Normal" style:list-style-name="LFO2" style:family="paragraph"/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style="italic" style:font-style-asian="italic" style:font-style-complex="italic"/>
    </style:style>
    <style:style style:name="P19" style:parent-style-name="Normal" style:list-style-name="LFO2" style:family="paragraph"/>
    <style:style style:name="T20" style:parent-style-name="DefaultParagraphFont" style:family="text">
      <style:text-properties fo:font-weight="bold" style:font-weight-asian="bold" style:font-weight-complex="bold"/>
    </style:style>
    <style:style style:name="P21" style:parent-style-name="Normal" style:list-style-name="LFO2" style:family="paragraph"/>
    <style:style style:name="T22" style:parent-style-name="DefaultParagraphFont" style:family="text">
      <style:text-properties fo:font-weight="bold" style:font-weight-asian="bold" style:font-weight-complex="bold"/>
    </style:style>
    <style:style style:name="P23" style:parent-style-name="Normal" style:list-style-name="LFO2" style:family="paragraph"/>
    <style:style style:name="T24" style:parent-style-name="DefaultParagraphFont" style:family="text">
      <style:text-properties fo:font-weight="bold" style:font-weight-asian="bold" style:font-weight-complex="bold"/>
    </style:style>
    <style:style style:name="P25" style:parent-style-name="Normal" style:family="paragraph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P29" style:parent-style-name="Normal" style:list-style-name="LFO3" style:family="paragraph"/>
    <style:style style:name="P30" style:parent-style-name="Normal" style:list-style-name="LFO3" style:family="paragraph"/>
    <style:style style:name="P31" style:parent-style-name="Normal" style:list-style-name="LFO3" style:family="paragraph"/>
    <style:style style:name="P32" style:parent-style-name="Normal" style:list-style-name="LFO3" style:family="paragraph"/>
    <style:style style:name="T33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/>
      <text:p text:style-name="Normal">You do not need to find external "real-world" experimental data for this. In computational physics, the standard way to validate a code is to compare it against an<text:s/><text:span text:style-name="T2">Analytical Solution</text:span><text:s/>(an exact mathematical formula).</text:p>
      <text:p text:style-name="Normal">Since your paper explicitly states that the random walk reproduces the diffusion equation where the distribution "approaches a Gaussian"<text:span text:style-name="T3">1</text:span>, you can use the<text:s/><text:span text:style-name="T4">Gaussian Probability Density Function</text:span><text:s/>as your "theoretical curve."</text:p>
      <text:p text:style-name="Normal">Here are two ways to generate this data yourself to validate your model.</text:p>
      <text:p text:style-name="P5">1. The "Pulse Test" (Transient Validation)</text:p>
      <text:p text:style-name="Normal">This is the most rigorous test to prove your move probability calculation is correct.</text:p>
      <text:p text:style-name="Normal">The Theory:</text:p>
      <text:p text:style-name="Normal">If you release a pulse of heat packets at $(x=0, y=0)$ at time $t=0$, and let them diffuse without surface convection ($P_{conv}=0$) or boundaries, their distribution at any later time $t$ must follow a Gaussian curve (a Bell curve).</text:p>
      <text:p text:style-name="Normal">The Equation (Your "Theoretical Data"):</text:p>
      <text:p text:style-name="Normal">The theoretical temperature $T(r)$ at a distance $r$ from the center at time $t$ is:</text:p>
      <text:p text:style-name="Normal">$$T(r, t) = \frac{N}{4 \pi \alpha t} \exp\left( - \frac{r^2}{4 \alpha t} \right)$$</text:p>
      <text:list text:style-name="LFO1" text:continue-numbering="true">
        <text:list-item>
          <text:p text:style-name="P6"><text:span text:style-name="T7">$N$</text:span>: Total number of packets.</text:p>
        </text:list-item>
        <text:list-item>
          <text:p text:style-name="P8"><text:span text:style-name="T9">$\alpha$</text:span>: The thermal diffusivity you used (e.g., for Copper: $1.1 \times 10^{-4}$<text:s/><text:span text:style-name="T10">2</text:span>).</text:p>
        </text:list-item>
        <text:list-item>
          <text:p text:style-name="P11"><text:span text:style-name="T12">$t$</text:span>: The time of the snapshot (e.g., 1.0 seconds).</text:p>
        </text:list-item>
        <text:list-item>
          <text:p text:style-name="P13"><text:span text:style-name="T14">$r$</text:span>: The distance from the center.</text:p>
        </text:list-item>
      </text:list>
      <text:p text:style-name="Normal"><text:span text:style-name="T15">How to do it in your code:</text:span></text:p>
      <text:list text:style-name="LFO2" text:continue-numbering="true">
        <text:list-item>
          <text:p text:style-name="P16"><text:span text:style-name="T17">Modify:</text:span><text:s/>Turn off continuous injection ($Q$). Instead, start<text:s/><text:span text:style-name="T18">all</text:span><text:s/>1500 packets at the center at $t=0$.</text:p>
        </text:list-item>
        <text:list-item>
          <text:p text:style-name="P19"><text:span text:style-name="T20">Run:</text:span><text:s/>Run the simulation for $t = 1.0$ second (500 steps).</text:p>
        </text:list-item>
        <text:list-item>
          <text:p text:style-name="P21"><text:span text:style-name="T22">Extract:</text:span><text:s/>Calculate the density of particles at different radii from the center.</text:p>
        </text:list-item>
        <text:list-item>
          <text:p text:style-name="P23"><text:span text:style-name="T24">Compare:</text:span><text:s/>Plot your simulation dots against the solid line generated by the equation above. If they overlap, your diffusion physics is perfect.</text:p>
        </text:list-item>
      </text:list>
      <text:soft-page-break/>
      <text:p text:style-name="P25">2. The "1D Slice" Test (Steady State Validation)</text:p>
      <text:p text:style-name="Normal">If you want to validate your final steady-state heat map (Figure 3), you can compare a cross-section of your plate to the theoretical decay.</text:p>
      <text:p text:style-name="Normal">The Theory:</text:p>
      <text:p text:style-name="Normal">For a 2D plate with surface cooling (Newton's law), the temperature drops off as you move away from the hotspot. Because you are using a square plate with absorbing boundaries3, the edges are forced to zero.</text:p>
      <text:p text:style-name="Normal">However, near the center (before hitting the edges), the decay should look like a<text:s/><text:span text:style-name="T26">Modified Bessel Function of the second kind ($K_0$)</text:span>. This is complex to calculate, but it behaves very similarly to an<text:s/><text:span text:style-name="T27">exponential decay</text:span><text:s/>in the middle range.</text:p>
      <text:p text:style-name="Normal">The Equation (Approximation):</text:p>
      <text:p text:style-name="Normal">Plot the natural logarithm of Temperature ($\ln(T)$) against the distance $r$.</text:p>
      <text:p text:style-name="Normal">$$\ln(T) \approx -C \cdot r + \text{constant}$$</text:p>
      <text:p text:style-name="Normal"><text:span text:style-name="T28">How to do it:</text:span></text:p>
      <text:list text:style-name="LFO3" text:continue-numbering="true">
        <text:list-item>
          <text:p text:style-name="P29">Take your final data matrix (Figure 3).</text:p>
        </text:list-item>
        <text:list-item>
          <text:p text:style-name="P30">Extract a single row of pixels going from the hotspot to the right edge.</text:p>
        </text:list-item>
        <text:list-item>
          <text:p text:style-name="P31">Plot $\ln(T)$ vs Distance ($x$).</text:p>
        </text:list-item>
        <text:list-item>
          <text:p text:style-name="P32"><text:span text:style-name="T33">The Test:</text:span><text:s/>If the diffusion is working correctly, this line should be roughly straight (linear) near the center, before curving down rapidly as it hits the $T=0$ boundary at the edge.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Neil Kay</meta:initial-creator>
    <dc:creator>Neil Kay</dc:creator>
    <meta:creation-date>2026-01-04T20:55:00Z</meta:creation-date>
    <dc:date>2026-01-04T20:55:00Z</dc:date>
    <meta:template xlink:href="Normal" xlink:type="simple"/>
    <meta:editing-cycles>1</meta:editing-cycles>
    <meta:editing-duration>PT0S</meta:editing-duration>
    <meta:document-statistic meta:page-count="2" meta:paragraph-count="5" meta:word-count="426" meta:character-count="2854" meta:row-count="20" meta:non-whitespace-character-count="2433"/>
  </office:meta>
</office:document-meta>
</file>